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274f" officeooo:paragraph-rsid="0019274f"/>
    </style:style>
    <style:style style:name="P2" style:family="paragraph" style:parent-style-name="Standard">
      <style:text-properties fo:font-size="14pt" fo:font-weight="bold" officeooo:rsid="0019274f" officeooo:paragraph-rsid="0019274f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9274f" officeooo:paragraph-rsid="0019274f"/>
    </style:style>
    <style:style style:name="P4" style:family="paragraph" style:parent-style-name="Standard">
      <style:text-properties officeooo:rsid="00240cd6" officeooo:paragraph-rsid="00240cd6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officeooo:rsid="0019274f" officeooo:paragraph-rsid="001f82bb"/>
    </style:style>
    <style:style style:name="P6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officeooo:rsid="001a32eb" officeooo:paragraph-rsid="00205019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officeooo:rsid="00205019" officeooo:paragraph-rsid="00205019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officeooo:rsid="0022461d" officeooo:paragraph-rsid="0022461d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officeooo:rsid="00240cd6" officeooo:paragraph-rsid="00240cd6"/>
    </style:style>
    <style:style style:name="P10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40cd6" officeooo:paragraph-rsid="00240cd6"/>
    </style:style>
    <style:style style:name="T1" style:family="text">
      <style:text-properties officeooo:rsid="001a32eb"/>
    </style:style>
    <style:style style:name="T2" style:family="text">
      <style:text-properties officeooo:rsid="0019274f"/>
    </style:style>
    <style:style style:name="T3" style:family="text">
      <style:text-properties officeooo:rsid="0022461d"/>
    </style:style>
    <style:style style:name="T4" style:family="text">
      <style:text-properties officeooo:rsid="00240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ведение</text:p>
      <text:p text:style-name="P1"/>
      <text:p text:style-name="P5">Компания Proanalytics <text:span text:style-name="T1">занимается мониторингом цен на товары в интернет-магазинах, и предоставляет различные отчеты для магазинов конкурентов по собранным данным о товарах с различных сайтов. Для компании важно иметь собственный классификатор товаров, который на данный момент составляется <text:s/>вручную. Это представляет огромные затраты и большой объем рутинной работы. На данный момент существуют технологии, которые позволяют автоматизировать эту работу.</text:span></text:p>
      <text:p text:style-name="P6"><text:span text:style-name="T2">Данная дипломная работа решает реальную проблему бизнеса. Цель этой работы — разработать систему, позволяющую гораздо быстрее классифицировать товары с минимальными затратами ресурсов.</text:span></text:p>
      <text:p text:style-name="P7">Для достижения этой цели <text:span text:style-name="T3">решено применить методы интеллектуального анализа и</text:span> был<text:span text:style-name="T3">и </text:span>поставлены следующие задачи:</text:p>
      <text:p text:style-name="P7">1<text:span text:style-name="T3">) Изучить теоретические основы интеллектуального анализа данных, основные технологии и библиотеки для практического применения методов</text:span></text:p>
      <text:p text:style-name="P8">2) Собрать и проанализировать данные</text:p>
      <text:p text:style-name="P8">3<text:span text:style-name="T4">) Выбрать метрику и способ оценки качества моделей</text:span></text:p>
      <text:p text:style-name="P9">4) Построить и оценить различные модели</text:p>
      <text:p text:style-name="P9">5) Внедрить модель в промышленное применение</text:p>
      <text:p text:style-name="P10"/>
      <text:p text:style-name="P1"/>
      <text:p text:style-name="P1">Оглавление</text:p>
      <text:p text:style-name="P1">1. Постановка задачи</text:p>
      <text:p text:style-name="P1">2. Сбор данных</text:p>
      <text:p text:style-name="P1">3. Подготовка и анализ данных</text:p>
      <text:p text:style-name="P1">4. Моделирование</text:p>
      <text:p text:style-name="P1">5. Оценка</text:p>
      <text:p text:style-name="P4">6. Внедрение</text:p>
      <text:p text:style-name="P1"><text:span text:style-name="T4">7.</text:span> Дальнейшее развит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35:08.100000385</meta:creation-date>
    <dc:date>2018-04-25T10:15:20.975332549</dc:date>
    <meta:editing-duration>PT35M2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53" meta:character-count="1191" meta:non-whitespace-character-count="1053"/>
  </office:meta>
</office:document-meta>
</file>